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e6e6ff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draw:stroke="dash" draw:stroke-dash="_32__20_Dots_20_1_20_Dash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vertical-align="middle"/>
    </style:style>
    <style:style style:name="gr4" style:family="graphic" style:parent-style-name="standard">
      <style:graphic-properties svg:stroke-width="0.04cm" svg:stroke-color="#000000" draw:marker-start-width="0.26cm" draw:marker-end-width="0.26cm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objectwithoutfill">
      <style:graphic-properties draw:stroke="dash" draw:stroke-dash="Fine_20_Dashed_20__28_var_29_" svg:stroke-width="0.04cm" svg:stroke-color="#ff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draw:stroke="solid" draw:stroke-dash="Fine_20_Dashed_20__28_var_29_"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2cm" svg:height="1.8cm" svg:x="0.5cm" svg:y="0.6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3cm" svg:y1="0.6cm" svg:x2="2.3cm" svg:y2="2.4cm">
          <text:p/>
        </draw:line>
        <draw:line draw:style-name="gr2" draw:text-style-name="P2" draw:layer="layout" svg:x1="4.1cm" svg:y1="0.6cm" svg:x2="4.1cm" svg:y2="2.4cm">
          <text:p/>
        </draw:line>
        <draw:line draw:style-name="gr2" draw:text-style-name="P2" draw:layer="layout" svg:x1="5.9cm" svg:y1="0.6cm" svg:x2="5.9cm" svg:y2="2.4cm">
          <text:p/>
        </draw:line>
        <draw:custom-shape draw:style-name="gr1" draw:text-style-name="P1" draw:layer="layout" svg:width="7.2cm" svg:height="1.8cm" svg:x="7.7cm" svg:y="0.6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cm" svg:y1="0.6cm" svg:x2="9.5cm" svg:y2="2.4cm">
          <text:p/>
        </draw:line>
        <draw:line draw:style-name="gr2" draw:text-style-name="P2" draw:layer="layout" svg:x1="11.3cm" svg:y1="0.6cm" svg:x2="11.3cm" svg:y2="2.4cm">
          <text:p/>
        </draw:line>
        <draw:line draw:style-name="gr2" draw:text-style-name="P2" draw:layer="layout" svg:x1="13.1cm" svg:y1="0.6cm" svg:x2="13.1cm" svg:y2="2.4cm">
          <text:p/>
        </draw:line>
        <draw:custom-shape draw:style-name="gr1" draw:text-style-name="P1" draw:layer="layout" svg:width="7.2cm" svg:height="1.8cm" svg:x="14.9cm" svg:y="0.6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7cm" svg:y1="0.6cm" svg:x2="16.7cm" svg:y2="2.4cm">
          <text:p/>
        </draw:line>
        <draw:line draw:style-name="gr3" draw:text-style-name="P2" draw:layer="layout" svg:x1="18.5cm" svg:y1="0.6cm" svg:x2="18.5cm" svg:y2="2.4cm">
          <text:p/>
        </draw:line>
        <draw:line draw:style-name="gr3" draw:text-style-name="P2" draw:layer="layout" svg:x1="20.3cm" svg:y1="0.6cm" svg:x2="20.3cm" svg:y2="2.4cm">
          <text:p/>
        </draw:line>
        <draw:custom-shape draw:style-name="gr1" draw:text-style-name="P1" draw:layer="layout" svg:width="7.2cm" svg:height="1.8cm" svg:x="-6.7cm" svg:y="0.6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-4.9cm" svg:y1="0.6cm" svg:x2="-4.9cm" svg:y2="2.4cm">
          <text:p/>
        </draw:line>
        <draw:line draw:style-name="gr3" draw:text-style-name="P2" draw:layer="layout" svg:x1="-3.1cm" svg:y1="0.6cm" svg:x2="-3.1cm" svg:y2="2.4cm">
          <text:p/>
        </draw:line>
        <draw:line draw:style-name="gr3" draw:text-style-name="P2" draw:layer="layout" svg:x1="-1.3cm" svg:y1="0.6cm" svg:x2="-1.3cm" svg:y2="2.4cm">
          <text:p/>
        </draw:line>
        <draw:custom-shape draw:style-name="gr1" draw:text-style-name="P1" draw:layer="layout" svg:width="7.2cm" svg:height="1.8cm" svg:x="5.9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cm" svg:y1="4.6cm" svg:x2="7.7cm" svg:y2="6.4cm">
          <text:p/>
        </draw:line>
        <draw:line draw:style-name="gr2" draw:text-style-name="P2" draw:layer="layout" svg:x1="9.5cm" svg:y1="4.6cm" svg:x2="9.5cm" svg:y2="6.4cm">
          <text:p/>
        </draw:line>
        <draw:line draw:style-name="gr2" draw:text-style-name="P2" draw:layer="layout" svg:x1="11.3cm" svg:y1="4.6cm" svg:x2="11.3cm" svg:y2="6.4cm">
          <text:p/>
        </draw:line>
        <draw:custom-shape draw:style-name="gr1" draw:text-style-name="P1" draw:layer="layout" svg:width="7.2cm" svg:height="1.8cm" svg:x="13.1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9cm" svg:y1="4.6cm" svg:x2="14.9cm" svg:y2="6.4cm">
          <text:p/>
        </draw:line>
        <draw:line draw:style-name="gr3" draw:text-style-name="P2" draw:layer="layout" svg:x1="16.7cm" svg:y1="4.6cm" svg:x2="16.7cm" svg:y2="6.4cm">
          <text:p/>
        </draw:line>
        <draw:line draw:style-name="gr3" draw:text-style-name="P2" draw:layer="layout" svg:x1="18.5cm" svg:y1="4.6cm" svg:x2="18.5cm" svg:y2="6.4cm">
          <text:p/>
        </draw:line>
        <draw:custom-shape draw:style-name="gr4" draw:text-style-name="P1" draw:layer="layout" svg:width="7.2cm" svg:height="1.8cm" svg:x="20.3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2.1cm" svg:y1="4.6cm" svg:x2="22.1cm" svg:y2="6.4cm">
          <text:p/>
        </draw:line>
        <draw:line draw:style-name="gr3" draw:text-style-name="P2" draw:layer="layout" svg:x1="23.9cm" svg:y1="4.6cm" svg:x2="23.9cm" svg:y2="6.4cm">
          <text:p/>
        </draw:line>
        <draw:line draw:style-name="gr3" draw:text-style-name="P2" draw:layer="layout" svg:x1="25.7cm" svg:y1="4.6cm" svg:x2="25.7cm" svg:y2="6.4cm">
          <text:p/>
        </draw:line>
        <draw:custom-shape draw:style-name="gr1" draw:text-style-name="P1" draw:layer="layout" svg:width="7.2cm" svg:height="1.8cm" svg:x="-1.3cm" svg:y="4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5cm" svg:y1="4.6cm" svg:x2="0.5cm" svg:y2="6.4cm">
          <text:p/>
        </draw:line>
        <draw:line draw:style-name="gr2" draw:text-style-name="P2" draw:layer="layout" svg:x1="2.3cm" svg:y1="4.6cm" svg:x2="2.3cm" svg:y2="6.4cm">
          <text:p/>
        </draw:line>
        <draw:line draw:style-name="gr2" draw:text-style-name="P2" draw:layer="layout" svg:x1="4.1cm" svg:y1="4.6cm" svg:x2="4.1cm" svg:y2="6.4cm">
          <text:p/>
        </draw:line>
        <draw:line draw:style-name="gr5" draw:text-style-name="P2" draw:layer="layout" svg:x1="7.7cm" svg:y1="0.2cm" svg:x2="7.7cm" svg:y2="7cm">
          <text:p/>
        </draw:line>
        <draw:line draw:style-name="gr6" draw:text-style-name="P2" draw:layer="layout" svg:x1="6.8cm" svg:y1="3.5cm" svg:x2="6.8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 Schlegel</meta:initial-creator>
    <meta:creation-date>2012-02-29T16:34:36</meta:creation-date>
    <dc:date>2012-03-25T03:05:39</dc:date>
    <meta:editing-duration>PT1H28M13S</meta:editing-duration>
    <meta:editing-cycles>7</meta:editing-cycles>
    <meta:generator>LibreOffice/3.4$Unix LibreOffice_project/340m1$Build-502</meta:generator>
    <meta:document-statistic meta:object-count="34"/>
  </office:meta>
</office:document-meta>
</file>